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Object1/styles.xml" manifest:media-type="text/xml"/>
  <manifest:file-entry manifest:full-path="Object1/content.xml" manifest:media-type="text/xml"/>
  <manifest:file-entry manifest:full-path="Object1/meta.xml" manifest:media-type="text/xml"/>
  <manifest:file-entry manifest:full-path="Object1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c7243a"/>
      <style:paragraph-properties fo:text-align="center"/>
    </style:style>
    <style:style style:name="P4" style:family="paragraph">
      <loext:graphic-properties draw:fill="solid" draw:fill-color="#edad0b"/>
      <style:paragraph-properties fo:text-align="center"/>
    </style:style>
    <style:style style:name="P5" style:family="paragraph">
      <loext:graphic-properties draw:fill="solid" draw:fill-color="#009f8c"/>
      <style:paragraph-properties fo:text-align="center"/>
    </style:style>
    <style:style style:name="P6" style:family="paragraph">
      <loext:graphic-properties draw:fill-color="#ffffff"/>
      <style:text-properties style:font-size-asian="20pt"/>
    </style:style>
    <style:style style:name="T1" style:family="text">
      <style:text-properties style:font-size-asian="2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Lumberjack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Team 5</text:span></text:p>
            <text:p><text:span text:style-name="T2">- Shriram Ghadge (180010015)</text:span></text:p>
            <text:p><text:span text:style-name="T2">- Vibhuti Raman (180010040)</text:span></text:p>
            <text:p><text:span text:style-name="T2">- Vipul Nikam (180010041) 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presentation:style-name="pr5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3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5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8T22:21:35.220836142</meta:creation-date>
    <meta:editing-duration>PT6M30S</meta:editing-duration>
    <meta:editing-cycles>2</meta:editing-cycles>
    <meta:generator>LibreOffice/6.3.2.2$Linux_X86_64 LibreOffice_project/30$Build-2</meta:generator>
    <dc:title>Classy Red</dc:title>
    <dc:date>2019-11-08T22:28:03.793385200</dc:date>
    <meta:document-statistic meta:object-count="59"/>
  </office:meta>
</office:document-meta>
</file>

<file path=Object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